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6.55cm" fo:min-width="11.9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95cm" fo:min-width="1.5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95cm" fo:min-width="1.5cm"/>
    </style:style>
    <style:style style:name="gr4" style:family="graphic" style:parent-style-name="standard">
      <style:graphic-properties draw:fill-color="#2bd0d2" draw:textarea-horizontal-align="justify" draw:textarea-vertical-align="middle" draw:auto-grow-height="false" fo:min-height="6.35cm" fo:min-width="10.6cm"/>
    </style:style>
    <style:style style:name="gr5" style:family="graphic" style:parent-style-name="standard">
      <style:graphic-properties draw:fill-color="#d27e2b" draw:textarea-horizontal-align="justify" draw:textarea-vertical-align="middle" draw:auto-grow-height="false" fo:min-height="6.35cm" fo:min-width="11.9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fill-color="#7ed22b" draw:textarea-horizontal-align="justify" draw:textarea-vertical-align="middle" draw:auto-grow-height="false" fo:min-height="3.55cm" fo:min-width="7.6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2bd0d2"/>
      <style:paragraph-properties fo:text-align="center"/>
    </style:style>
    <style:style style:name="P6" style:family="paragraph">
      <loext:graphic-properties draw:fill-color="#d27e2b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ed22b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4cm" svg:height="6.8cm" svg:x="16.3cm" svg:y="13.2cm">
          <text:p text:style-name="P1">Lead acid battery<text:line-break/>12 V 6.6 A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2cm" svg:x="16.3cm" svg:y="13.2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1.2cm" svg:x="16.3cm" svg:y="14.4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1cm" svg:height="6.6cm" svg:x="1cm" svg:y="1cm">
          <text:p text:style-name="P1">Solar panel 80 Wp</text:p>
          <text:p text:style-name="P1">22.3 V 4.49 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4cm" svg:height="6.6cm" svg:x="16.3cm" svg:y="5.2cm">
          <text:p text:style-name="P1">Solar charger with fuse</text:p>
          <text:p text:style-name="P1">12 V 8 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2cm" svg:x="16.3cm" svg:y="10.6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1.2cm" svg:x="16.3cm" svg:y="9.4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2cm" svg:x="16.3cm" svg:y="6.4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1.2cm" svg:x="16.3cm" svg:y="5.2cm">
          <text:p text:style-name="P1">+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6.4cm" svg:y1="11.2cm" svg:x2="15.1cm" svg:y2="11.2cm">
          <text:p/>
        </draw:line>
        <draw:line draw:style-name="gr6" draw:text-style-name="P7" draw:layer="layout" svg:x1="16.3cm" svg:y1="13.8cm" svg:x2="9.1cm" svg:y2="13.8cm">
          <text:p/>
        </draw:line>
        <draw:line draw:style-name="gr6" draw:text-style-name="P7" draw:layer="layout" svg:x1="15.1cm" svg:y1="11.2cm" svg:x2="15.1cm" svg:y2="13.8cm">
          <text:p/>
        </draw:line>
        <draw:line draw:style-name="gr7" draw:text-style-name="P7" draw:layer="layout" svg:x1="16.3cm" svg:y1="10cm" svg:x2="13.7cm" svg:y2="10cm">
          <text:p/>
        </draw:line>
        <draw:line draw:style-name="gr7" draw:text-style-name="P7" draw:layer="layout" svg:x1="13.7cm" svg:y1="10cm" svg:x2="13.7cm" svg:y2="15cm">
          <text:p/>
        </draw:line>
        <draw:line draw:style-name="gr7" draw:text-style-name="P7" draw:layer="layout" svg:x1="9.1cm" svg:y1="15cm" svg:x2="16.3cm" svg:y2="15cm">
          <text:p/>
        </draw:line>
        <draw:custom-shape draw:style-name="gr2" draw:text-style-name="P3" draw:layer="layout" svg:width="2cm" svg:height="1.2cm" svg:x="10.1cm" svg:y="6.4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1.2cm" svg:x="10.1cm" svg:y="5.2cm">
          <text:p text:style-name="P1">+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2.1cm" svg:y1="5.8cm" svg:x2="16.3cm" svg:y2="5.8cm">
          <text:p/>
        </draw:line>
        <draw:line draw:style-name="gr6" draw:text-style-name="P7" draw:layer="layout" svg:x1="12.1cm" svg:y1="7cm" svg:x2="16.3cm" svg:y2="7cm">
          <text:p/>
        </draw:line>
        <draw:custom-shape draw:style-name="gr8" draw:text-style-name="P8" draw:layer="layout" svg:width="8.1cm" svg:height="3.8cm" svg:x="1cm" svg:y="12.5cm">
          <text:p text:style-name="P1">Io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2cm" svg:x="7.1cm" svg:y="13.2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1.2cm" svg:x="7.1cm" svg:y="14.4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4cm" svg:height="0.4cm" svg:x="13.5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4cm" svg:height="0.4cm" svg:x="14.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2.119cm" svg:height="0.954cm" draw:transform="rotate (1.5707963267949) translate (18.3cm 7.5cm)">
          <draw:text-box>
            <text:p>Panel</text:p>
          </draw:text-box>
        </draw:frame>
        <draw:frame draw:style-name="gr11" draw:text-style-name="P9" draw:layer="layout" svg:width="2.513cm" svg:height="0.954cm" draw:transform="rotate (1.5707963267949) translate (18.3cm 11.9cm)">
          <draw:text-box>
            <text:p>Batte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3:38:28.347986175</meta:creation-date>
    <dc:date>2017-07-25T15:31:39.147513391</dc:date>
    <meta:editing-duration>PT1H42M58S</meta:editing-duration>
    <meta:editing-cycles>8</meta:editing-cycles>
    <meta:generator>LibreOffice/5.3.3.2$Linux_X86_64 LibreOffice_project/30m0$Build-2</meta:generator>
    <meta:document-statistic meta:object-count="26"/>
  </office:meta>
</office:document-meta>
</file>